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Helvetica" svg:font-family="Helvetic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ah</text:p>
      <text:list xml:id="list41135733" text:style-name="L1">
        <text:list-item>
          <text:p text:style-name="P2">Úvod</text:p>
        </text:list-item>
        <text:list-item>
          <text:p text:style-name="P2">Umělé neuronové sítě</text:p>
          <text:list>
            <text:list-item>
              <text:p text:style-name="P2">Historie</text:p>
            </text:list-item>
            <text:list-item>
              <text:p text:style-name="P2">Aplikace</text:p>
            </text:list-item>
            <text:list-item>
              <text:p text:style-name="P2">Využití</text:p>
            </text:list-item>
          </text:list>
        </text:list-item>
        <text:list-item>
          <text:p text:style-name="P2">Neuron</text:p>
          <text:list>
            <text:list-item>
              <text:p text:style-name="P2">Struktura neuronu</text:p>
            </text:list-item>
            <text:list-item>
              <text:p text:style-name="P3">Proces učení</text:p>
            </text:list-item>
            <text:list-item>
              <text:p text:style-name="P3">Učící algoritmy</text:p>
              <text:list>
                <text:list-item>
                  <text:p text:style-name="P3">Levenberg-Marquardt algoritmus</text:p>
                </text:list-item>
                <text:list-item>
                  <text:p text:style-name="P3">Gauss-Newton algoritmus</text:p>
                </text:list-item>
                <text:list-item>
                  <text:p text:style-name="P3">Steepest Descen</text:p>
                </text:list-item>
                <text:list-item>
                  <text:p text:style-name="P3">Backpropagation</text:p>
                </text:list-item>
              </text:list>
            </text:list-item>
          </text:list>
        </text:list-item>
        <text:list-item>
          <text:p text:style-name="P3">Neuronové sítě</text:p>
          <text:list>
            <text:list-item>
              <text:p text:style-name="P3">Dopředná</text:p>
            </text:list-item>
            <text:list-item>
              <text:p text:style-name="P3">RBF</text:p>
            </text:list-item>
            <text:list-item>
              <text:p text:style-name="P3">SOM</text:p>
            </text:list-item>
            <text:list-item>
              <text:p text:style-name="P3">Hopfieldova síť</text:p>
            </text:list-item>
            <text:list-item>
              <text:p text:style-name="P3">LVQ</text:p>
            </text:list-item>
          </text:list>
        </text:list-item>
        <text:list-item>
          <text:p text:style-name="P3">Křížová validace</text:p>
          <text:list>
            <text:list-item>
              <text:p text:style-name="P3">Popis</text:p>
            </text:list-item>
            <text:list-item>
              <text:p text:style-name="P3">Použití</text:p>
            </text:list-item>
          </text:list>
        </text:list-item>
        <text:list-item>
          <text:p text:style-name="P3">Demonstrační aplikace</text:p>
          <text:list>
            <text:list-item>
              <text:p text:style-name="P3">Prostředí Mathematica</text:p>
            </text:list-item>
            <text:list-item>
              <text:p text:style-name="P3">Knihovna NeuralNetworks</text:p>
            </text:list-item>
          </text:list>
        </text:list-item>
        <text:list-item>
          <text:p text:style-name="P3">Experimenty s neuronovými sítěmi</text:p>
          <text:list>
            <text:list-item>
              <text:p text:style-name="P3">Učící algoritmy</text:p>
            </text:list-item>
            <text:list-item>
              <text:p text:style-name="P3">Křížová validace</text:p>
            </text:list-item>
            <text:list-item>
              <text:p text:style-name="P3">Dopředná síť</text:p>
              <text:list>
                <text:list-item>
                  <text:p text:style-name="P3">Jednoduchá data</text:p>
                </text:list-item>
                <text:list-item>
                  <text:p text:style-name="P3">Iris data</text:p>
                </text:list-item>
                <text:list-item>
                  <text:p text:style-name="P3">Různé přístupy k učení</text:p>
                </text:list-item>
              </text:list>
            </text:list-item>
            <text:list-item>
              <text:p text:style-name="P3">RBF síť</text:p>
              <text:list>
                <text:list-item>
                  <text:p text:style-name="P3">Struktura jeden RBF</text:p>
                </text:list-item>
                <text:list-item>
                  <text:p text:style-name="P3">Struktura více RBF</text:p>
                </text:list-item>
                <text:list-item>
                  <text:p text:style-name="P3">Jednoduchá data</text:p>
                </text:list-item>
                <text:list-item>
                  <text:p text:style-name="P3">Iris data</text:p>
                </text:list-item>
                <text:list-item>
                  <text:p text:style-name="P3">Způsoby učení</text:p>
                </text:list-item>
              </text:list>
            </text:list-item>
            <text:list-item>
              <text:p text:style-name="P3">Hopfieldova síť</text:p>
            </text:list-item>
            <text:list-item>
              <text:p text:style-name="P3">SOM</text:p>
              <text:list>
                <text:list-item>
                  <text:p text:style-name="P3">Vizualizace učení – když bude čas</text:p>
                </text:list-item>
                <text:list-item>
                  <text:p text:style-name="P3">Iris data</text:p>
                </text:list-item>
                <text:list-item>
                  <text:p text:style-name="P3">Shlukování Iris dat</text:p>
                </text:list-item>
              </text:list>
            </text:list-item>
            <text:list-item>
              <text:p text:style-name="P3">LVQ</text:p>
            </text:list-item>
          </text:list>
        </text:list-item>
        <text:list-item>
          <text:p text:style-name="P3">Závěr</text:p>
        </text:list-item>
        <text:list-item>
          <text:p text:style-name="P3">Zdroj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Helvetica" svg:font-family="Helvetic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dam Činčura</meta:initial-creator>
    <meta:creation-date>2011-04-12T21:01:17.01</meta:creation-date>
    <meta:document-statistic meta:table-count="0" meta:image-count="0" meta:object-count="0" meta:page-count="1" meta:paragraph-count="47" meta:word-count="135" meta:character-count="711"/>
    <dc:date>2011-04-12T21:44:48.89</dc:date>
    <dc:creator>Adam Činčura</dc:creator>
    <meta:editing-duration>PT00H13M10S</meta:editing-duration>
    <meta:editing-cycles>1</meta:editing-cycles>
    <meta:generator>OpenOffice.org/3.0$Win32 OpenOffice.org_project/300m9$Build-9358</meta:generator>
    <meta:user-defined meta:name="Informace 1"/>
    <meta:user-defined meta:name="Informace 2"/>
    <meta:user-defined meta:name="Informace 3"/>
    <meta:user-defined meta:name="Informace 4"/>
  </office:meta>
</office:document-meta>
</file>